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llon, 2005 #851}</text:p>
      <text:p text:style-name="Text_20_body">Callon, M., Barry, A., &amp; Slater, D. (2005). Technology, politics and the market: an interview with Michel Callon. In A. Barry &amp; D. Slater (Eds.), <text:span text:style-name="T1">The technological economy</text:span> (pp. 101-121). London ; New York: Routledge.</text:p>
      <text:p text:style-name="Text_20_body">It is impossible to think of markets and their dynamics without taking into account the materiality of markets and the role of technological devices. The anthropology of technology might be very helpful if we want to understand better how markets are stabilised and organised. 101</text:p>
      <text:p text:style-name="Text_20_body">You can't separate technology and science from economic markets. 103</text:p>
      <text:p text:style-name="Text_20_body">[I]n order to make disentanglement possible, economic agents heavily invest in the production of entanglements. To disentangle you have first to entangle better. 108</text:p>
      <text:p text:style-name="Text_20_body">The more you produce attachment, the more you are able to produce and stabilise entanglement 108</text:p>
      <text:p text:style-name="Text_20_body">Useful stuff on what happens to science and technology when they intersect with markets.</text:p>
      <text:p text:style-name="Text_20_body">I see science and technologies as the media through which, or some of the media through which, this process of entanglement and disentanglements is not only made possible, but enhanced and made easier. 109 <text:s/>... So the concepts of entanglement and disentanglement describe the dynamics in reconfiguring entities and networks of entities. 109</text:p>
      <text:p text:style-name="Text_20_body">Capitalism itself as a product of anti-capitalism 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bm</meta:initial-creator>
    <meta:creation-date>2008-05-22T15:28:19</meta:creation-date>
    <dc:date>2008-06-04T09:16:40</dc:date>
    <dc:language>en-GB</dc:language>
    <meta:editing-cycles>8</meta:editing-cycles>
    <meta:editing-duration>PT50M36S</meta:editing-duration>
    <meta:user-defined meta:name="Info 1"/>
    <meta:user-defined meta:name="Info 2"/>
    <meta:user-defined meta:name="Info 3"/>
    <meta:user-defined meta:name="Info 4"/>
    <meta:document-statistic meta:table-count="0" meta:image-count="0" meta:object-count="0" meta:page-count="1" meta:paragraph-count="9" meta:word-count="207" meta:character-count="1325"/>
  </office:meta>
</office:document-meta>
</file>